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>
            <text:p>TESTS RUN AT $2015-12-14T07:29:43.236+00:00$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8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3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0 tests executed; 2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900,85,&lt;65,0&gt;,&lt;65,85&gt;): FALSE "java.lang.ArithmeticException"("Illegal fraction 0/0")test fails for arguments: {&lt;"jS3DJ","95r40",-1243695184,true,-0.7186680355184479&gt;,&lt;"䩦㒓","",378659192,false,0.0&gt;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(1481,68,&lt;57,0&gt;,&lt;57,68&gt;): FALSE "inferred types"test fails for arguments: {&lt;"2ReV3",-1322812425&gt;,&lt;"",6&gt;,&lt;"50E4",-1&gt;}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016 tests executed; 10 failed; 0 ignored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basic::IsDefined: Java("CompilerError","In function lang::rascal::tests::basic::IsDefined/isDefinedLoc5()#45 : No enum constant org.rascalmpl.library.experiments.Compiler.RVM.Interpreter.RascalPrimitive.is_defined_loc_field_access_get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library::analysis::statistics::RangeUtils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extends::A1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extends::B1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extends::B3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extends::PARSETREE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format::Escape: Java("NullPointerException","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c1bin/lang/yaml/Model.rvm.gz| did not succeed: IO("Expected type[&amp;T], but got type[loc]")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8">
          <table:table-cell table:style-name="ce1"/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5">
          <table:table-cell table:style-name="ce1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13">
          <table:table-cell table:style-name="ce2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53">
          <table:table-cell table:style-name="ce3"/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5" office:value-type="string" calcext:value-type="string">
            <text:p>TESTS RUN AT $2015-11-15T10:09:51.41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: 7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tatementTests: 10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sDefined: 107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(6030,125,&lt;310,0&gt;,&lt;31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64 tests executed; 11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ing: 647096 ms</text:p>
          </table:table-cell>
          <table:table-cell table:number-columns-repeated="1023"/>
        </table:table-row>
        <table:table-row table:style-name="ro1" table:number-rows-repeated="11">
          <table:table-cell table:style-name="ce5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2">
          <table:table-cell table:style-name="ce3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office:forms form:automatic-focus="false" form:apply-design-mode="false"/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office:forms form:automatic-focus="false" form:apply-design-mode="false"/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22:37:47.2677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2-14T13:21:39.228432000</dc:date>
    <meta:editing-duration>P86DT4H35M24S</meta:editing-duration>
    <meta:editing-cycles>273</meta:editing-cycles>
    <meta:generator>LibreOffice/5.0.3.2$MacOSX_X86_64 LibreOffice_project/e5f16313668ac592c1bfb310f4390624e3dbfb75</meta:generator>
    <meta:document-statistic meta:table-count="4" meta:cell-count="418" meta:object-count="0"/>
  </office:meta>
</office:document-meta>
</file>